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07cm" fo:min-width="1.056cm"/>
    </style:style>
    <style:style style:name="gr4" style:family="graphic" style:parent-style-name="standard">
      <style:graphic-properties draw:stroke="none" svg:stroke-color="#000000" draw:fill="none" draw:fill-color="#ffffff" draw:textarea-horizontal-align="left" draw:auto-grow-height="true" draw:auto-grow-width="false" fo:min-height="0.407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374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568cm" fo:min-width="2.009cm"/>
    </style:style>
    <style:style style:name="P1" style:family="paragraph">
      <style:paragraph-properties fo:text-align="center"/>
    </style:style>
    <style:style style:name="P2" style:family="paragraph">
      <style:text-properties fo:font-size="10pt" fo:font-weight="bold" style:font-size-asian="10pt" style:font-weight-asian="bold" style:font-size-complex="10pt" style:font-weight-complex="bold"/>
    </style:style>
    <style:style style:name="P3" style:family="paragraph">
      <style:text-properties fo:font-size="9pt" fo:font-weight="bold" style:font-size-asian="9pt" style:font-weight-asian="bold" style:font-size-complex="9pt" style:font-weight-complex="bold"/>
    </style:style>
    <style:style style:name="P4" style:family="paragraph">
      <style:paragraph-properties fo:text-align="center"/>
      <style:text-properties fo:font-size="9pt" fo:font-weight="bold" style:font-size-asian="9pt" style:font-weight-asian="bold" style:font-size-complex="9pt" style:font-weight-complex="bold"/>
    </style:style>
    <style:style style:name="P5" style:family="paragraph">
      <style:text-properties fo:font-size="14pt" fo:font-weight="bold" style:font-size-asian="12pt" style:font-weight-asian="bold" style:font-size-complex="12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14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Lettering" draw:style-name="dp1" draw:master-page-name="Default">
        <draw:polygon draw:style-name="gr1" draw:text-style-name="P1" draw:layer="layout" svg:width="0.507cm" svg:height="0.507cm" svg:x="1.915cm" svg:y="1.437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9.651cm" svg:height="2.936cm" svg:x="0.254cm" svg:y="0.53cm" svg:viewBox="0 0 9652 2937" draw:points="9652,2937 9652,0 0,0 0,2937">
          <text:p/>
        </draw:polygon>
        <draw:line draw:style-name="gr2" draw:text-style-name="P1" draw:layer="layout" svg:x1="2.169cm" svg:y1="1.616cm" svg:x2="2.161cm" svg:y2="1.87cm">
          <text:p/>
        </draw:line>
        <draw:line draw:style-name="gr2" draw:text-style-name="P1" draw:layer="layout" svg:x1="2.27cm" svg:y1="1.691cm" svg:x2="2.016cm" svg:y2="1.691cm">
          <text:p/>
        </draw:line>
        <draw:frame draw:style-name="gr3" draw:text-style-name="P2" draw:layer="layout" svg:width="1.556cm" svg:height="0.657cm" svg:x="1.429cm" svg:y="2.654cm">
          <draw:text-box>
            <text:p><text:span text:style-name="T1">Speed</text:span></text:p>
          </draw:text-box>
        </draw:frame>
        <draw:frame draw:style-name="gr4" draw:text-style-name="P3" draw:layer="layout" svg:width="1.831cm" svg:height="0.657cm" svg:x="5.011cm" svg:y="2.354cm">
          <draw:text-box>
            <text:p><text:span text:style-name="T2">Paddles</text:span></text:p>
          </draw:text-box>
        </draw:frame>
        <draw:frame draw:style-name="gr4" draw:text-style-name="P3" draw:layer="layout" svg:width="1.524cm" svg:height="0.657cm" svg:x="7.096cm" svg:y="2.354cm">
          <draw:text-box>
            <text:p><text:span text:style-name="T2">Radio</text:span></text:p>
          </draw:text-box>
        </draw:frame>
        <draw:frame draw:style-name="gr4" draw:text-style-name="P2" draw:layer="layout" svg:width="1.161cm" svg:height="0.657cm" svg:x="6.583cm" svg:y="1.065cm">
          <draw:text-box>
            <text:p><text:span text:style-name="T1">left</text:span></text:p>
          </draw:text-box>
        </draw:frame>
        <draw:frame draw:style-name="gr4" draw:text-style-name="P2" draw:layer="layout" svg:width="1.42cm" svg:height="0.657cm" svg:x="7.68cm" svg:y="1.065cm">
          <draw:text-box>
            <text:p><text:span text:style-name="T1">right</text:span></text:p>
          </draw:text-box>
        </draw:frame>
        <draw:polygon draw:style-name="gr1" draw:text-style-name="P1" draw:layer="layout" svg:width="0.507cm" svg:height="0.507cm" svg:x="5.617cm" svg:y="1.737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0.507cm" svg:height="0.507cm" svg:x="7.451cm" svg:y="1.737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1.396cm" svg:height="1.396cm" svg:x="1.463cm" svg:y="0.991cm" svg:viewBox="0 0 1397 1397" draw:points="699,1397 745,1394 792,1392 836,1383 880,1375 921,1361 965,1345 1007,1326 1048,1304 1089,1279 1125,1251 1161,1224 1194,1194 1224,1161 1251,1125 1279,1089 1304,1048 1326,1007 1345,965 1361,921 1375,880 1383,836 1392,792 1394,745 1397,699 1394,652 1392,605 1383,561 1375,517 1361,476 1345,432 1326,391 1304,349 1279,308 1251,272 1224,237 1194,204 1161,173 1125,146 1089,118 1048,94 1007,72 965,52 921,36 880,22 836,14 792,6 745,3 699,0 652,3 605,6 561,14 517,22 476,36 432,52 391,72 349,94 308,118 272,146 237,173 204,204 173,237 146,272 118,308 94,349 72,391 52,432 36,476 22,517 14,561 6,605 3,652 0,699 3,745 6,792 14,836 22,880 36,921 52,965 72,1007 94,1048 118,1089 146,1125 173,1161 204,1194 237,1224 272,1251 308,1279 349,1304 391,1326 432,1345 476,1361 517,1375 561,1383 605,1392 652,1394">
          <text:p/>
        </draw:polygon>
        <draw:circle draw:style-name="gr1" draw:text-style-name="P1" draw:layer="layout" svg:width="0.508cm" svg:height="0.508cm" svg:x="1.751cm" svg:y="6.746cm">
          <text:p/>
        </draw:circle>
        <draw:rect draw:style-name="gr1" draw:text-style-name="P1" draw:layer="layout" svg:width="9.652cm" svg:height="4.074cm" svg:x="0.254cm" svg:y="3.705cm">
          <text:p/>
        </draw:rect>
        <draw:line draw:style-name="gr2" draw:text-style-name="P1" draw:layer="layout" svg:x1="4.953cm" svg:y1="4.167cm" svg:x2="4.826cm" svg:y2="4.167cm">
          <text:p/>
        </draw:line>
        <draw:line draw:style-name="gr2" draw:text-style-name="P1" draw:layer="layout" svg:x1="6.837cm" svg:y1="5.034cm" svg:x2="6.837cm" svg:y2="5.542cm">
          <text:p/>
        </draw:line>
        <draw:line draw:style-name="gr2" draw:text-style-name="P1" draw:layer="layout" svg:x1="8.181cm" svg:y1="5.034cm" svg:x2="8.181cm" svg:y2="5.542cm">
          <text:p/>
        </draw:line>
        <draw:line draw:style-name="gr2" draw:text-style-name="P1" draw:layer="layout" svg:x1="4.879cm" svg:y1="5.034cm" svg:x2="4.879cm" svg:y2="5.542cm">
          <text:p/>
        </draw:line>
        <draw:line draw:style-name="gr2" draw:text-style-name="P1" draw:layer="layout" svg:x1="3.164cm" svg:y1="5.034cm" svg:x2="3.164cm" svg:y2="5.542cm">
          <text:p/>
        </draw:line>
        <draw:line draw:style-name="gr2" draw:text-style-name="P1" draw:layer="layout" svg:x1="1.811cm" svg:y1="5.034cm" svg:x2="1.811cm" svg:y2="5.542cm">
          <text:p/>
        </draw:line>
        <draw:line draw:style-name="gr2" draw:text-style-name="P1" draw:layer="layout" svg:x1="4.846cm" svg:y1="4.14cm" svg:x2="4.846cm" svg:y2="4.267cm">
          <text:p/>
        </draw:line>
        <draw:line draw:style-name="gr2" draw:text-style-name="P1" draw:layer="layout" svg:x1="5.421cm" svg:y1="6.411cm" svg:x2="5.421cm" svg:y2="6.919cm">
          <text:p/>
        </draw:line>
        <draw:line draw:style-name="gr2" draw:text-style-name="P1" draw:layer="layout" svg:x1="6.768cm" svg:y1="6.411cm" svg:x2="6.768cm" svg:y2="6.919cm">
          <text:p/>
        </draw:line>
        <draw:line draw:style-name="gr2" draw:text-style-name="P1" draw:layer="layout" svg:x1="8.114cm" svg:y1="6.411cm" svg:x2="8.114cm" svg:y2="6.919cm">
          <text:p/>
        </draw:line>
        <draw:frame draw:style-name="gr4" draw:text-style-name="P3" draw:layer="layout" svg:width="1.831cm" svg:height="0.657cm" svg:x="1.81cm" svg:y="3.94cm">
          <draw:text-box>
            <text:p><text:span text:style-name="T2">Right</text:span></text:p>
          </draw:text-box>
        </draw:frame>
        <draw:frame draw:style-name="gr5" draw:text-style-name="P3" draw:layer="layout" svg:width="1.124cm" svg:height="0.624cm" svg:x="6.997cm" svg:y="4.005cm">
          <draw:text-box>
            <text:p><text:span text:style-name="T2">Left</text:span></text:p>
          </draw:text-box>
        </draw:frame>
        <draw:frame draw:style-name="gr5" draw:text-style-name="P3" draw:layer="layout" svg:width="2.201cm" svg:height="0.624cm" svg:x="3.927cm" svg:y="5.458cm">
          <draw:text-box>
            <text:p><text:span text:style-name="T2">Footswitch</text:span></text:p>
          </draw:text-box>
        </draw:frame>
        <draw:frame draw:style-name="gr4" draw:text-style-name="P3" draw:layer="layout" svg:width="1.332cm" svg:height="0.657cm" svg:x="2.478cm" svg:y="6.455cm">
          <draw:text-box>
            <text:p><text:span text:style-name="T2">+12V</text:span></text:p>
          </draw:text-box>
        </draw:frame>
        <draw:frame draw:style-name="gr4" draw:text-style-name="P3" draw:layer="layout" svg:width="1.27cm" svg:height="0.657cm" svg:x="2.625cm" svg:y="4.442cm">
          <draw:text-box>
            <text:p><text:span text:style-name="T2">CW</text:span></text:p>
          </draw:text-box>
        </draw:frame>
        <draw:frame draw:style-name="gr4" draw:text-style-name="P3" draw:layer="layout" svg:width="1.27cm" svg:height="0.657cm" svg:x="1.281cm" svg:y="4.442cm">
          <draw:text-box>
            <text:p><text:span text:style-name="T2">PTT</text:span></text:p>
          </draw:text-box>
        </draw:frame>
        <draw:frame draw:style-name="gr4" draw:text-style-name="P3" draw:layer="layout" svg:width="1.27cm" svg:height="0.657cm" svg:x="7.716cm" svg:y="4.442cm">
          <draw:text-box>
            <text:p><text:span text:style-name="T2">CW</text:span></text:p>
          </draw:text-box>
        </draw:frame>
        <draw:frame draw:style-name="gr4" draw:text-style-name="P3" draw:layer="layout" svg:width="1.27cm" svg:height="0.657cm" svg:x="6.34cm" svg:y="4.442cm">
          <draw:text-box>
            <text:p><text:span text:style-name="T2">PTT</text:span></text:p>
          </draw:text-box>
        </draw:frame>
        <draw:frame draw:style-name="gr4" draw:text-style-name="P4" draw:layer="layout" svg:width="1.27cm" svg:height="0.657cm" svg:x="7.492cm" svg:y="6.918cm">
          <draw:text-box>
            <text:p text:style-name="P1"><text:span text:style-name="T2">RX L</text:span></text:p>
          </draw:text-box>
        </draw:frame>
        <draw:frame draw:style-name="gr4" draw:text-style-name="P4" draw:layer="layout" svg:width="1.27cm" svg:height="0.657cm" svg:x="4.791cm" svg:y="6.918cm">
          <draw:text-box>
            <text:p text:style-name="P1"><text:span text:style-name="T2">RX R</text:span></text:p>
          </draw:text-box>
        </draw:frame>
        <draw:frame draw:style-name="gr6" draw:text-style-name="P3" draw:layer="layout" svg:width="1.714cm" svg:height="0.762cm" svg:x="5.894cm" svg:y="6.918cm">
          <draw:text-box>
            <text:p text:style-name="P1"><text:span text:style-name="T2">Phones</text:span></text:p>
          </draw:text-box>
        </draw:frame>
        <draw:polygon draw:style-name="gr1" draw:text-style-name="P1" draw:layer="layout" svg:width="0.507cm" svg:height="0.507cm" svg:x="1.556cm" svg:y="5.029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0.507cm" svg:height="0.507cm" svg:x="2.911cm" svg:y="5.005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0.507cm" svg:height="0.507cm" svg:x="4.624cm" svg:y="5.01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0.507cm" svg:height="0.507cm" svg:x="6.573cm" svg:y="5.018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0.507cm" svg:height="0.507cm" svg:x="7.937cm" svg:y="5.008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0.539cm" svg:height="0.539cm" svg:x="5.148cm" svg:y="6.421cm" svg:viewBox="0 0 540 540" draw:points="270,540 288,539 306,538 323,535 340,531 356,526 373,520 389,512 405,504 421,494 435,484 449,473 461,461 473,449 484,435 494,421 504,405 512,389 520,373 526,356 531,340 535,323 538,306 539,288 540,270 539,252 538,234 535,217 531,200 526,184 520,167 512,151 504,135 494,119 484,105 473,91 461,79 449,67 435,56 421,46 405,36 389,28 373,20 356,14 340,9 323,5 306,2 288,1 270,0 252,1 234,2 217,5 200,9 184,14 167,20 151,28 135,36 119,46 105,56 91,67 79,79 67,91 56,105 46,119 36,135 28,151 20,167 14,184 9,200 5,217 2,234 1,252 0,270 1,288 2,306 5,323 9,340 14,356 20,373 28,389 36,405 46,421 56,435 67,449 79,461 91,473 105,484 119,494 135,504 151,512 167,520 184,526 200,531 217,535 234,538 252,539">
          <text:p/>
        </draw:polygon>
        <draw:polygon draw:style-name="gr1" draw:text-style-name="P1" draw:layer="layout" svg:width="0.507cm" svg:height="0.507cm" svg:x="6.508cm" svg:y="6.421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polygon draw:style-name="gr1" draw:text-style-name="P1" draw:layer="layout" svg:width="0.507cm" svg:height="0.507cm" svg:x="7.836cm" svg:y="6.421cm" svg:viewBox="0 0 508 508" draw:points="254,508 271,507 288,506 304,503 320,500 335,495 351,489 366,482 381,474 396,465 409,455 422,445 434,434 445,422 455,409 465,396 474,381 482,366 489,351 495,335 500,320 503,304 506,288 507,271 508,254 507,237 506,220 503,204 500,188 495,173 489,157 482,142 474,127 465,112 455,99 445,86 434,74 422,63 409,53 396,43 381,34 366,26 351,19 335,13 320,8 304,5 288,2 271,1 254,0 237,1 220,2 204,5 188,8 173,13 157,19 142,26 127,34 112,43 99,53 86,63 74,74 63,86 53,99 43,112 34,127 26,142 19,157 13,173 8,188 5,204 2,220 1,237 0,254 1,271 2,288 5,304 8,320 13,335 19,351 26,366 34,381 43,396 53,409 63,422 74,434 86,445 99,455 112,465 127,474 142,482 157,489 173,495 188,500 204,503 220,506 237,507">
          <text:p/>
        </draw:polygon>
        <draw:frame draw:style-name="gr7" draw:text-style-name="P5" draw:layer="layout" svg:width="2.517cm" svg:height="0.818cm" svg:x="3.557cm" svg:y="0.579cm">
          <draw:text-box>
            <text:p><text:span text:style-name="T3">MK-110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yne Wright</meta:initial-creator>
    <meta:creation-date>2018-01-15T21:41:09.29</meta:creation-date>
    <dc:date>2018-01-31T18:41:12.67</dc:date>
    <dc:creator>Wayne Wright</dc:creator>
    <meta:editing-duration>PT17H25M51S</meta:editing-duration>
    <meta:editing-cycles>64</meta:editing-cycles>
    <meta:generator>OpenOffice/4.1.3$Win32 OpenOffice.org_project/413m1$Build-9783</meta:generator>
    <meta:printed-by>Wayne Wright</meta:printed-by>
    <meta:print-date>2018-01-31T15:01:32.89</meta:print-date>
    <meta:document-statistic meta:object-count="44"/>
  </office:meta>
</office:document-meta>
</file>